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ts_avg" table:style-name="ta1">
        <table:shapes>
          <draw:frame draw:z-index="0" draw:style-name="gr1" draw:text-style-name="P1" svg:width="159.99mm" svg:height="89.99mm" svg:x="88.15mm" svg:y="5.51mm">
            <loext:p draw:notify-on-update-of-ranges="stats_avg.A3:stats_avg.A3 stats_avg.A6:stats_avg.A6 stats_avg.A11:stats_avg.A11 stats_avg.A15:stats_avg.A15 stats_avg.A19:stats_avg.A19 stats_avg.A23:stats_avg.A23 stats_avg.A27:stats_avg.A27 stats_avg.A31:stats_avg.A31 stats_avg.A3:stats_avg.A3 stats_avg.A6:stats_avg.A6 stats_avg.A11:stats_avg.A11 stats_avg.A15:stats_avg.A15 stats_avg.A19:stats_avg.A19 stats_avg.A23:stats_avg.A23 stats_avg.A27:stats_avg.A27 stats_avg.A31:stats_avg.A31  stats_avg.C2:stats_avg.C2 stats_avg.C6:stats_avg.C6 stats_avg.C10:stats_avg.C10 stats_avg.C14:stats_avg.C14 stats_avg.C18:stats_avg.C18 stats_avg.C22:stats_avg.C22 stats_avg.C26:stats_avg.C26 stats_avg.C30:stats_avg.C30 stats_avg.A3:stats_avg.A3 stats_avg.A6:stats_avg.A6 stats_avg.A11:stats_avg.A11 stats_avg.A15:stats_avg.A15 stats_avg.A19:stats_avg.A19 stats_avg.A23:stats_avg.A23 stats_avg.A27:stats_avg.A27 stats_avg.A31:stats_avg.A31  stats_avg.C3:stats_avg.C3 stats_avg.C7:stats_avg.C7 stats_avg.C11:stats_avg.C11 stats_avg.C15:stats_avg.C15 stats_avg.C19:stats_avg.C19 stats_avg.C23:stats_avg.C23 stats_avg.C27:stats_avg.C27 stats_avg.C31:stats_avg.C31 stats_avg.A3:stats_avg.A3 stats_avg.A6:stats_avg.A6 stats_avg.A11:stats_avg.A11 stats_avg.A15:stats_avg.A15 stats_avg.A19:stats_avg.A19 stats_avg.A23:stats_avg.A23 stats_avg.A27:stats_avg.A27 stats_avg.A31:stats_avg.A31  stats_avg.C4:stats_avg.C4 stats_avg.C8:stats_avg.C8 stats_avg.C12:stats_avg.C12 stats_avg.C16:stats_avg.C16 stats_avg.C20:stats_avg.C20 stats_avg.C24:stats_avg.C24 stats_avg.C28:stats_avg.C28 stats_avg.C32:stats_avg.C32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 stats_avg.C21:stats_avg.C21 stats_avg.C25:stats_avg.C25 stats_avg.C29:stats_avg.C29 stats_avg.C33:stats_avg.C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61.19mm" svg:y="9.57mm">
            <loext:p draw:notify-on-update-of-ranges="stats_avg.A3:stats_avg.A3 stats_avg.A6:stats_avg.A6 stats_avg.A11:stats_avg.A11 stats_avg.A15:stats_avg.A15 stats_avg.A3:stats_avg.A3 stats_avg.A6:stats_avg.A6 stats_avg.A11:stats_avg.A11 stats_avg.A15:stats_avg.A15  stats_avg.C2:stats_avg.C2 stats_avg.C6:stats_avg.C6 stats_avg.C10:stats_avg.C10 stats_avg.C14:stats_avg.C14 stats_avg.A3:stats_avg.A3 stats_avg.A6:stats_avg.A6 stats_avg.A11:stats_avg.A11 stats_avg.A15:stats_avg.A15  stats_avg.C3:stats_avg.C3 stats_avg.C7:stats_avg.C7 stats_avg.C11:stats_avg.C11 stats_avg.C15:stats_avg.C15 stats_avg.A3:stats_avg.A3 stats_avg.A6:stats_avg.A6 stats_avg.A11:stats_avg.A11 stats_avg.A15:stats_avg.A15  stats_avg.C4:stats_avg.C4 stats_avg.C8:stats_avg.C8 stats_avg.C12:stats_avg.C12 stats_avg.C16:stats_avg.C16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bots</text:p>
          </table:table-cell>
          <table:table-cell office:value-type="string" calcext:value-type="string">
            <text:p>centrality</text:p>
          </table:table-cell>
          <table:table-cell office:value-type="string" calcext:value-type="string">
            <text:p>1000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between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close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page-rank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random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betweenness-centrality"</text:p>
          </table:table-cell>
          <table:table-cell office:value-type="float" office:value="6.53658192090409" calcext:value-type="float">
            <text:p>6.53658192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closeness-centrality"</text:p>
          </table:table-cell>
          <table:table-cell office:value-type="float" office:value="6.57895480226002" calcext:value-type="float">
            <text:p>6.57895480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page-rank"</text:p>
          </table:table-cell>
          <table:table-cell office:value-type="float" office:value="6.50331920903966" calcext:value-type="float">
            <text:p>6.5033192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random"</text:p>
          </table:table-cell>
          <table:table-cell office:value-type="float" office:value="8.01264124293793" calcext:value-type="float">
            <text:p>8.01264124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betweenness-centrality"</text:p>
          </table:table-cell>
          <table:table-cell office:value-type="float" office:value="13.0911016949153" calcext:value-type="float">
            <text:p>13.09110169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closeness-centrality"</text:p>
          </table:table-cell>
          <table:table-cell office:value-type="float" office:value="13.0785310734464" calcext:value-type="float">
            <text:p>13.07853107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page-rank"</text:p>
          </table:table-cell>
          <table:table-cell office:value-type="float" office:value="13.0856638418079" calcext:value-type="float">
            <text:p>13.08566384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random"</text:p>
          </table:table-cell>
          <table:table-cell office:value-type="float" office:value="15.5716101694915" calcext:value-type="float">
            <text:p>15.57161016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betweenness-centrality"</text:p>
          </table:table-cell>
          <table:table-cell office:value-type="float" office:value="19.436581920904" calcext:value-type="float">
            <text:p>19.43658192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closeness-centrality"</text:p>
          </table:table-cell>
          <table:table-cell office:value-type="float" office:value="19.4879237288136" calcext:value-type="float">
            <text:p>19.48792372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page-rank"</text:p>
          </table:table-cell>
          <table:table-cell office:value-type="float" office:value="19.440466101695" calcext:value-type="float">
            <text:p>19.44046610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random"</text:p>
          </table:table-cell>
          <table:table-cell office:value-type="float" office:value="22.7887005649717" calcext:value-type="float">
            <text:p>22.7887005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betweenness-centrality"</text:p>
          </table:table-cell>
          <table:table-cell office:value-type="float" office:value="23.8421610169492" calcext:value-type="float">
            <text:p>23.84216101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closeness-centrality"</text:p>
          </table:table-cell>
          <table:table-cell office:value-type="float" office:value="23.7276836158193" calcext:value-type="float">
            <text:p>23.72768361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page-rank"</text:p>
          </table:table-cell>
          <table:table-cell office:value-type="float" office:value="23.7266949152542" calcext:value-type="float">
            <text:p>23.72669491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random"</text:p>
          </table:table-cell>
          <table:table-cell office:value-type="float" office:value="27.659675141243" calcext:value-type="float">
            <text:p>27.65967514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betweenness-centrality"</text:p>
          </table:table-cell>
          <table:table-cell office:value-type="float" office:value="46.8633474576271" calcext:value-type="float">
            <text:p>46.86334745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closeness-centrality"</text:p>
          </table:table-cell>
          <table:table-cell office:value-type="float" office:value="46.0741525423727" calcext:value-type="float">
            <text:p>46.07415254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page-rank"</text:p>
          </table:table-cell>
          <table:table-cell office:value-type="float" office:value="46.0533898305083" calcext:value-type="float">
            <text:p>46.05338983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random"</text:p>
          </table:table-cell>
          <table:table-cell office:value-type="float" office:value="53.4348870056497" calcext:value-type="float">
            <text:p>53.434887005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betweenness-centrality"</text:p>
          </table:table-cell>
          <table:table-cell office:value-type="float" office:value="63.5081920903956" calcext:value-type="float">
            <text:p>63.508192090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closeness-centrality"</text:p>
          </table:table-cell>
          <table:table-cell office:value-type="float" office:value="62.0682909604517" calcext:value-type="float">
            <text:p>62.06829096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page-rank"</text:p>
          </table:table-cell>
          <table:table-cell office:value-type="float" office:value="62.34802259887" calcext:value-type="float">
            <text:p>62.348022598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random"</text:p>
          </table:table-cell>
          <table:table-cell office:value-type="float" office:value="71.2365819209041" calcext:value-type="float">
            <text:p>71.236581920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betweenness-centrality"</text:p>
          </table:table-cell>
          <table:table-cell office:value-type="float" office:value="87.6273305084748" calcext:value-type="float">
            <text:p>87.627330508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closeness-centrality"</text:p>
          </table:table-cell>
          <table:table-cell office:value-type="float" office:value="87.1491525423727" calcext:value-type="float">
            <text:p>87.149152542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page-rank"</text:p>
          </table:table-cell>
          <table:table-cell office:value-type="float" office:value="87.5509887005653" calcext:value-type="float">
            <text:p>87.550988700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random"</text:p>
          </table:table-cell>
          <table:table-cell office:value-type="float" office:value="90.4882062146896" calcext:value-type="float">
            <text:p>90.48820621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 style:data-style-name="N2" text:time-value="08:55:39.2331442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5T08:56:49.564736370</dc:date>
    <meta:editing-duration>PT13M42S</meta:editing-duration>
    <meta:editing-cycles>10</meta:editing-cycles>
    <meta:generator>LibreOffice/5.1.4.2$Linux_X86_64 LibreOffice_project/10m0$Build-2</meta:generator>
    <meta:document-statistic meta:table-count="1" meta:cell-count="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A19:stats_avg.A19 stats_avg.A23:stats_avg.A23 stats_avg.A27:stats_avg.A27 stats_avg.A31:stats_avg.A31 stats_avg.C2:stats_avg.C33" chart:data-source-has-labels="both" svg:x="0.32cm" svg:y="0.18cm" svg:width="12.455cm" svg:height="8.64cm">
          <chartooo:coordinate-region svg:x="0.941cm" svg:y="0.379cm" svg:width="11.461cm" svg:height="7.794cm"/>
          <chart:axis chart:dimension="x" chart:name="primary-x" chart:style-name="ch4" chartooo:axis-type="auto">
            <chart:categories table:cell-range-address="stats_avg.A3:stats_avg.A3 stats_avg.A6:stats_avg.A6 stats_avg.A11:stats_avg.A11 stats_avg.A15:stats_avg.A15 stats_avg.A19:stats_avg.A19 stats_avg.A23:stats_avg.A23 stats_avg.A27:stats_avg.A27 stats_avg.A31:stats_avg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_avg.C2:stats_avg.C2 stats_avg.C6:stats_avg.C6 stats_avg.C10:stats_avg.C10 stats_avg.C14:stats_avg.C14 stats_avg.C18:stats_avg.C18 stats_avg.C22:stats_avg.C22 stats_avg.C26:stats_avg.C26 stats_avg.C30:stats_avg.C30" loext:label-string="between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series chart:style-name="ch7" chart:values-cell-range-address="stats_avg.C3:stats_avg.C3 stats_avg.C7:stats_avg.C7 stats_avg.C11:stats_avg.C11 stats_avg.C15:stats_avg.C15 stats_avg.C19:stats_avg.C19 stats_avg.C23:stats_avg.C23 stats_avg.C27:stats_avg.C27 stats_avg.C31:stats_avg.C31" loext:label-string="closeness" chart:class="chart:scatter">
            <chart:data-point chart:repeated="8"/>
          </chart:series>
          <chart:series chart:style-name="ch8" chart:values-cell-range-address="stats_avg.C4:stats_avg.C4 stats_avg.C8:stats_avg.C8 stats_avg.C12:stats_avg.C12 stats_avg.C16:stats_avg.C16 stats_avg.C20:stats_avg.C20 stats_avg.C24:stats_avg.C24 stats_avg.C28:stats_avg.C28 stats_avg.C32:stats_avg.C32" loext:label-string="page" chart:class="chart:scatter">
            <chart:data-point chart:repeated="8"/>
          </chart:series>
          <chart:series chart:style-name="ch9" chart:values-cell-range-address="stats_avg.C5:stats_avg.C5 stats_avg.C9:stats_avg.C9 stats_avg.C13:stats_avg.C13 stats_avg.C17:stats_avg.C17 stats_avg.C21:stats_avg.C21 stats_avg.C25:stats_avg.C25 stats_avg.C29:stats_avg.C29 stats_avg.C33:stats_avg.C33" loext:label-string="random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 stats_avg.C18:stats_avg.C18 stats_avg.C22:stats_avg.C22 stats_avg.C26:stats_avg.C26 stats_avg.C30:stats_avg.C30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 stats_avg.C19:stats_avg.C19 stats_avg.C23:stats_avg.C23 stats_avg.C27:stats_avg.C27 stats_avg.C31:stats_avg.C31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 stats_avg.C20:stats_avg.C20 stats_avg.C24:stats_avg.C24 stats_avg.C28:stats_avg.C28 stats_avg.C32:stats_avg.C32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 stats_avg.C21:stats_avg.C21 stats_avg.C25:stats_avg.C25 stats_avg.C29:stats_avg.C29 stats_avg.C33:stats_avg.C3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53658192090409">
                <text:p>6.53658192090409</text:p>
              </table:table-cell>
              <table:table-cell office:value-type="float" office:value="6.57895480226002">
                <text:p>6.57895480226002</text:p>
              </table:table-cell>
              <table:table-cell office:value-type="float" office:value="6.50331920903966">
                <text:p>6.50331920903966</text:p>
              </table:table-cell>
              <table:table-cell office:value-type="float" office:value="8.01264124293793">
                <text:p>8.0126412429379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.0911016949153">
                <text:p>13.0911016949153</text:p>
              </table:table-cell>
              <table:table-cell office:value-type="float" office:value="13.0785310734464">
                <text:p>13.0785310734464</text:p>
              </table:table-cell>
              <table:table-cell office:value-type="float" office:value="13.0856638418079">
                <text:p>13.0856638418079</text:p>
              </table:table-cell>
              <table:table-cell office:value-type="float" office:value="15.5716101694915">
                <text:p>15.571610169491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9.436581920904">
                <text:p>19.436581920904</text:p>
              </table:table-cell>
              <table:table-cell office:value-type="float" office:value="19.4879237288136">
                <text:p>19.4879237288136</text:p>
              </table:table-cell>
              <table:table-cell office:value-type="float" office:value="19.440466101695">
                <text:p>19.440466101695</text:p>
              </table:table-cell>
              <table:table-cell office:value-type="float" office:value="22.7887005649717">
                <text:p>22.788700564971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3.8421610169492">
                <text:p>23.8421610169492</text:p>
              </table:table-cell>
              <table:table-cell office:value-type="float" office:value="23.7276836158193">
                <text:p>23.7276836158193</text:p>
              </table:table-cell>
              <table:table-cell office:value-type="float" office:value="23.7266949152542">
                <text:p>23.7266949152542</text:p>
              </table:table-cell>
              <table:table-cell office:value-type="float" office:value="27.659675141243">
                <text:p>27.65967514124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6.8633474576271">
                <text:p>46.8633474576271</text:p>
              </table:table-cell>
              <table:table-cell office:value-type="float" office:value="46.0741525423727">
                <text:p>46.0741525423727</text:p>
              </table:table-cell>
              <table:table-cell office:value-type="float" office:value="46.0533898305083">
                <text:p>46.0533898305083</text:p>
              </table:table-cell>
              <table:table-cell office:value-type="float" office:value="53.4348870056497">
                <text:p>53.434887005649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63.5081920903956">
                <text:p>63.5081920903956</text:p>
              </table:table-cell>
              <table:table-cell office:value-type="float" office:value="62.0682909604517">
                <text:p>62.0682909604517</text:p>
              </table:table-cell>
              <table:table-cell office:value-type="float" office:value="62.34802259887">
                <text:p>62.34802259887</text:p>
              </table:table-cell>
              <table:table-cell office:value-type="float" office:value="71.2365819209041">
                <text:p>71.236581920904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7.6273305084748">
                <text:p>87.6273305084748</text:p>
              </table:table-cell>
              <table:table-cell office:value-type="float" office:value="87.1491525423727">
                <text:p>87.1491525423727</text:p>
              </table:table-cell>
              <table:table-cell office:value-type="float" office:value="87.5509887005653">
                <text:p>87.5509887005653</text:p>
              </table:table-cell>
              <table:table-cell office:value-type="float" office:value="90.4882062146896">
                <text:p>90.48820621468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C2:stats_avg.C17" chart:data-source-has-labels="both" svg:x="0.32cm" svg:y="0.18cm" svg:width="12.455cm" svg:height="8.64cm">
          <chartooo:coordinate-region svg:x="0.941cm" svg:y="0.379cm" svg:width="11.647cm" svg:height="7.794cm"/>
          <chart:axis chart:dimension="x" chart:name="primary-x" chart:style-name="ch4" chartooo:axis-type="auto">
            <chart:categories table:cell-range-address="stats_avg.A3:stats_avg.A3 stats_avg.A6:stats_avg.A6 stats_avg.A11:stats_avg.A11 stats_avg.A15:stats_avg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_avg.C2:stats_avg.C2 stats_avg.C6:stats_avg.C6 stats_avg.C10:stats_avg.C10 stats_avg.C14:stats_avg.C14" loext:label-string="between" chart:class="chart:scatter">
            <chart:domain table:cell-range-address="stats_avg.A3:stats_avg.A3 stats_avg.A6:stats_avg.A6 stats_avg.A11:stats_avg.A11 stats_avg.A15:stats_avg.A15"/>
            <chart:data-point chart:repeated="4"/>
          </chart:series>
          <chart:series chart:style-name="ch7" chart:values-cell-range-address="stats_avg.C3:stats_avg.C3 stats_avg.C7:stats_avg.C7 stats_avg.C11:stats_avg.C11 stats_avg.C15:stats_avg.C15" loext:label-string="closeness" chart:class="chart:scatter">
            <chart:data-point chart:repeated="4"/>
          </chart:series>
          <chart:series chart:style-name="ch8" chart:values-cell-range-address="stats_avg.C4:stats_avg.C4 stats_avg.C8:stats_avg.C8 stats_avg.C12:stats_avg.C12 stats_avg.C16:stats_avg.C16" loext:label-string="page" chart:class="chart:scatter">
            <chart:data-point chart:repeated="4"/>
          </chart:series>
          <chart:series chart:style-name="ch9" chart:values-cell-range-address="stats_avg.C5:stats_avg.C5 stats_avg.C9:stats_avg.C9 stats_avg.C13:stats_avg.C13 stats_avg.C17:stats_avg.C17" loext:label-string="random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/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53658192090409">
                <text:p>6.53658192090409</text:p>
              </table:table-cell>
              <table:table-cell office:value-type="float" office:value="6.57895480226002">
                <text:p>6.57895480226002</text:p>
              </table:table-cell>
              <table:table-cell office:value-type="float" office:value="6.50331920903966">
                <text:p>6.50331920903966</text:p>
              </table:table-cell>
              <table:table-cell office:value-type="float" office:value="3">
                <text:p>3</text:p>
              </table:table-cell>
              <table:table-cell office:value-type="float" office:value="8.01264124293793">
                <text:p>8.0126412429379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.0911016949153">
                <text:p>13.0911016949153</text:p>
              </table:table-cell>
              <table:table-cell office:value-type="float" office:value="13.0785310734464">
                <text:p>13.0785310734464</text:p>
              </table:table-cell>
              <table:table-cell office:value-type="float" office:value="13.0856638418079">
                <text:p>13.0856638418079</text:p>
              </table:table-cell>
              <table:table-cell office:value-type="float" office:value="6">
                <text:p>6</text:p>
              </table:table-cell>
              <table:table-cell office:value-type="float" office:value="15.5716101694915">
                <text:p>15.571610169491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9.436581920904">
                <text:p>19.436581920904</text:p>
              </table:table-cell>
              <table:table-cell office:value-type="float" office:value="19.4879237288136">
                <text:p>19.4879237288136</text:p>
              </table:table-cell>
              <table:table-cell office:value-type="float" office:value="19.440466101695">
                <text:p>19.440466101695</text:p>
              </table:table-cell>
              <table:table-cell office:value-type="float" office:value="9">
                <text:p>9</text:p>
              </table:table-cell>
              <table:table-cell office:value-type="float" office:value="22.7887005649717">
                <text:p>22.78870056497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